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554cm" fo:break-before="auto" style:use-optimal-row-height="false"/>
    </style:style>
    <style:style style:name="ro12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342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ff00" fo:wrap-option="wrap"/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font-name="Arial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fo:font-size="10pt"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ext-properties fo:font-size="8pt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2.268cm" svg:y="1.695cm" draw:caption-point-x="-1.35cm" draw:caption-point-y="-1.685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7" table:number-columns-repeated="1007"/>
          <table:table-cell table:style-name="ce20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10"/>
          <table:table-cell table:style-name="ce12" table:number-columns-repeated="4"/>
          <table:table-cell table:style-name="ce10"/>
          <table:table-cell table:style-name="ce10" table:formula="of:=[.O2]+[.P2]" office:value-type="float" office:value="180">
            <text:p>180</text:p>
          </table:table-cell>
          <table:table-cell table:style-name="ce10" table:formula="of:=COUNTBLANK([.I2:.L46])" office:value-type="float" office:value="130">
            <text:p>130</text:p>
          </table:table-cell>
          <table:table-cell table:style-name="ce10" table:formula="of:=COUNTA([.I2:.L46])" office:value-type="float" office:value="50">
            <text:p>50</text:p>
          </table:table-cell>
          <table:table-cell table:style-name="ce18" table:formula="of:=[.P2]/[.N2]" office:value-type="percentage" office:value="0.277777777777778">
            <text:p>27,78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3" table:number-columns-repeated="4"/>
          <table:table-cell table:style-name="ce2" table:number-columns-repeated="4"/>
          <table:table-cell table:style-name="ce18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3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5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9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 office:value-type="string">
            <text:p>View-finacial-categories</text:p>
          </table:table-cell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 office:value-type="string">
            <text:p>view-finacial-payment-mode</text:p>
          </table:table-cell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9" office:value-type="string">
            <text:p>Used to track specific operations, such as those for which you expect a refund. <text:span text:style-name="T2">Add link to Skrooge Doc. Similar to tagging, but not quite.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9" office:value-type="string">
            <text:p>This is an investment that has been split into two or more pieces. eg. You own the same amount of money, but a larger quantity of shares.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9" office:value-type="string">
            <text:p>Assets are monetary stuff you have, either on the bank or physical stuff like a house or a car.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 office:value-type="string">
            <text:p>view-bank-account-checking</text:p>
          </table:table-cell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 office:value-type="string">
            <text:p>view-bank-account-savings</text:p>
          </table:table-cell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9" office:value-type="string">
            <text:p>Represents any account of the liability group (see below) eg. It is money you owe to someone else.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9" office:value-type="string">
            <text:p>Represents a credit card account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9" office:value-type="string">
            <text:p>This is money you received for smth. eg. Salary, a gift, etc.</text:p>
          </table:table-cell>
          <table:table-cell table:style-name="ce8" table:number-columns-repeated="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9" office:value-type="string">
            <text:p>This is money coming out of your pocket. eg. Bills, food, fun stuff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 office:value-type="string">
            <text:p>View-financial-forcast</text:p>
          </table:table-cell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9" office:value-type="string">
            <text:p>Hide transaction that have a reconciled status. The button will show/hide transactions that have been matched already against a bank statement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. The button will show/hide those unused categories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9" office:value-type="string">
            <text:p>Match the transactions in your account with the info from the organization holding your account eg online banking info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9" office:value-type="string">
            <text:p>Conversion rates for securities (investments) and foreign currencies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9" office:value-type="string">
            <text:p>Manually enter a scheduled transaction into the ledger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5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3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3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 table:number-rows-repeated="89">
          <table:table-cell table:style-name="ce2" table:number-columns-repeated="8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4" table:number-rows-repeated="32571">
          <table:table-cell table:style-name="ce3" table:number-columns-repeated="3"/>
          <table:table-cell table:style-name="ce2" table:number-columns-repeated="5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3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-08-2010</text:date>, <text:time>01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9</meta:editing-cycles>
    <dc:date>2010-08-13T01:07:48</dc:date>
    <meta:creation-date>2009-06-08T20:46:30</meta:creation-date>
    <meta:editing-duration>PT35H14M31S</meta:editing-duration>
    <meta:document-statistic meta:table-count="3" meta:cell-count="310" meta:object-count="0"/>
    <meta:user-defined meta:name="qrichtext">1</meta:user-defined>
  </office:meta>
</office:document-meta>
</file>